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d8ab"/>
    </style:style>
    <style:style style:name="P2" style:family="paragraph" style:parent-style-name="Standard">
      <style:text-properties officeooo:rsid="000dd8ab" officeooo:paragraph-rsid="000dd8ab"/>
    </style:style>
    <style:style style:name="T1" style:family="text">
      <style:text-properties officeooo:rsid="000dd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'<text:span text:style-name="T1">E</text:span>reditarietà è un meccanismo fondamentale per il riutilizzo del codice. Questo meccanismo permette infatti di estendere e potenziare classi già esistenti, senza ridefinire variabili e metodi d'istanza già presenti.</text:p>
      <text:p text:style-name="P1"><text:s/>• superclasse: la classe più "generale" (quella preesistente); </text:p>
      <text:p text:style-name="P1">•sottoclasse: la nuova classe più "specializzata" (oggetti più ricchi);</text:p>
      <text:p text:style-name="P1"><text:s/>• la sottoclasse eredita dalla superclasse i membri preesistenti; </text:p>
      <text:p text:style-name="P1">• la sottoclasse estende la superclasse con i nuovi membri. </text:p>
      <text:p text:style-name="P1"/>
      <text:p text:style-name="P1">Il riferimento this in Java viene utilizzato per fare riferimento, all’interno di un metodo o di un costruttore, agli attributi o metodi locali. Questo tipo di riferimento non fa altro che puntare all’oggetto a cui appartiene risolvendo possibili problemi di ambiguità</text:p>
      <text:p text:style-name="P1"/>
      <text:p text:style-name="P1"><text:s/>Il polimorfismo permette di avere lo stesso metodo definito in classi diverse e di usare una stessa istruzione per richiamare il metodo opportuno, in base all’oggetto che si sta utilizzando. </text:p>
      <text:p text:style-name="P1"/>
      <text:p text:style-name="P2">Super: quando la sottoclasse richiama un metodo della superclasse.</text:p>
      <text:p text:style-name="P2"/>
      <text:p text:style-name="P2">Variabile: è un indirizzo di memoria che contiene un val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2:13:58.158000000</meta:creation-date>
    <dc:date>2019-12-13T12:19:58.950000000</dc:date>
    <meta:editing-duration>PT6M1S</meta:editing-duration>
    <meta:editing-cycles>1</meta:editing-cycles>
    <meta:document-statistic meta:table-count="0" meta:image-count="0" meta:object-count="0" meta:page-count="1" meta:paragraph-count="9" meta:word-count="155" meta:character-count="1063" meta:non-whitespace-character-count="910"/>
    <meta:generator>LibreOffice/6.2.3.2$Windows_X86_64 LibreOffice_project/aecc05fe267cc68dde00352a451aa867b3b546ac</meta:generator>
  </office:meta>
</office:document-meta>
</file>